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B000001C58265F86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dc2300" draw:textarea-horizontal-align="justify" draw:textarea-vertical-align="middle" draw:auto-grow-height="false" fo:min-height="0.104cm" fo:min-width="0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ntarell" fo:font-size="10pt" fo:font-weight="bold"/>
    </style:style>
    <style:style style:name="P3" style:family="paragraph">
      <loext:graphic-properties draw:fill-color="#dc2300"/>
      <style:paragraph-properties fo:text-align="center"/>
      <style:text-properties style:font-name="Cantarell" fo:font-size="10pt" fo:font-weight="bold" style:font-size-asian="12pt" style:font-size-complex="12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6.749cm" svg:x="5.75cm" svg:y="3.251cm">
          <draw:image xlink:href="Pictures/10000001000004FB000001C58265F86F.png" xlink:type="simple" xlink:show="embed" xlink:actuate="onLoad" draw:mime-type="image/png">
            <text:p/>
          </draw:image>
        </draw:frame>
        <draw:custom-shape draw:style-name="gr2" draw:text-style-name="P3" draw:layer="layout" svg:width="0.5cm" svg:height="0.5cm" svg:x="7.001cm" svg:y="6.00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9.701cm" svg:y="4.30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9.701cm" svg:y="5.80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9.701cm" svg:y="5.80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9.701cm" svg:y="5.80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2.301cm" svg:y="5.301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7.501cm" svg:y="5.201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21.601cm" svg:y="5.501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22.301cm" svg:y="5.501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23.002cm" svg:y="5.502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2T12:16:01.906143914</dc:date>
    <dc:creator>Wolfgang Barth</dc:creator>
    <meta:editing-duration>PT11M34S</meta:editing-duration>
    <meta:editing-cycles>1</meta:editing-cycles>
    <meta:generator>LibreOffice/24.8.2.1$Linux_X86_64 LibreOffice_project/480$Build-1</meta:generator>
    <meta:document-statistic meta:object-count="11"/>
  </office:meta>
</office:document-meta>
</file>